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Droid Sans Mono1" svg:font-family="'Droid Sans Mono', monospace, monospace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191cm" table:align="margins" style:writing-mode="lr-tb"/>
    </style:style>
    <style:style style:name="Таблица1.A" style:family="table-column">
      <style:table-column-properties style:column-width="8.595cm" style:rel-column-width="32767*"/>
    </style:style>
    <style:style style:name="Таблица1.B" style:family="table-column">
      <style:table-column-properties style:column-width="8.59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191cm" table:align="margins" style:writing-mode="lr-tb"/>
    </style:style>
    <style:style style:name="Таблица2.A" style:family="table-column">
      <style:table-column-properties style:column-width="8.595cm" style:rel-column-width="32767*"/>
    </style:style>
    <style:style style:name="Таблица2.B" style:family="table-column">
      <style:table-column-properties style:column-width="8.59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  <style:text-properties fo:color="#000000" loext:opacity="100%"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toa_20_heading">
      <style:paragraph-properties fo:text-align="center" style:justify-single-word="false"/>
      <style:text-properties fo:color="#000000" loext:opacity="100%" style:font-name="Times New Roman1"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6pt" fo:font-weight="bold" style:font-name-asian="Times New Roman2" style:font-size-asian="16pt" style:font-weight-asian="bold" style:font-name-complex="Times New Roman2" style:font-size-complex="16pt"/>
    </style:style>
    <style:style style:name="P6" style:family="paragraph" style:parent-style-name="Standard">
      <style:paragraph-properties fo:text-align="end" style:justify-single-word="false"/>
      <style:text-properties style:font-name="Times New Roman1" fo:font-size="16pt" style:font-name-asian="Times New Roman2" style:font-size-asian="16pt" style:font-name-complex="Times New Roman2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8pt" fo:font-weight="bold" style:font-name-asian="Times New Roman2" style:font-size-asian="18pt" style:font-weight-asian="bold" style:font-name-complex="Times New Roman2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1" fo:font-size="15pt" style:font-name-asian="Times New Roman2" style:font-size-asian="15pt" style:font-name-complex="Times New Roman2" style:font-size-complex="15pt"/>
    </style:style>
    <style:style style:name="P11" style:family="paragraph" style:parent-style-name="Table_20_Contents">
      <style:text-properties style:font-name="Times New Roman1" fo:font-size="12pt" officeooo:rsid="0011e83f" officeooo:paragraph-rsid="0011e83f" style:font-size-asian="12pt" style:font-size-complex="12pt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05%" fo:text-align="justify" style:justify-single-word="false" fo:orphans="2" fo:widows="2" fo:text-indent="1cm" style:auto-text-indent="false" fo:background-color="transparent" style:writing-mode="lr-tb"/>
      <style:text-properties style:font-name="Times New Roman1" fo:font-size="12pt" fo:font-weight="normal" officeooo:paragraph-rsid="0017a8bb" style:font-size-asian="10.5pt" style:font-weight-asian="normal" style:font-size-complex="12pt" style:font-weight-complex="normal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05%" fo:text-align="justify" style:justify-single-word="false" fo:orphans="2" fo:widows="2" fo:text-indent="1cm" style:auto-text-indent="false" fo:background-color="transparent" style:writing-mode="lr-tb"/>
      <style:text-properties style:font-name="Times New Roman1" fo:font-size="12pt" fo:font-weight="bold" officeooo:rsid="00193460" officeooo:paragraph-rsid="00193460" style:font-size-asian="10.5pt" style:font-weight-asian="bold" style:font-size-complex="12pt" style:font-weight-complex="bold"/>
    </style:style>
    <style:style style:name="P14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5%" fo:orphans="2" fo:widows="2" fo:text-indent="1cm" style:auto-text-indent="false" style:page-number="auto" fo:background-color="transparent" style:writing-mode="lr-tb"/>
      <style:text-properties style:font-name="Times New Roman" fo:font-size="14pt" officeooo:rsid="001ba700" officeooo:paragraph-rsid="001ba700" style:font-size-asian="12.25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/>
    </style:style>
    <style:style style:name="P17" style:family="paragraph" style:parent-style-name="Table_20_Contents">
      <style:paragraph-properties fo:text-align="center" style:justify-single-word="false"/>
      <style:text-properties fo:language="en" fo:country="US" officeooo:paragraph-rsid="001ba700"/>
    </style:style>
    <style:style style:name="P18" style:family="paragraph" style:parent-style-name="Heading_20_1">
      <style:paragraph-properties fo:text-align="center" style:justify-single-word="false"/>
      <style:text-properties style:font-name="Times New Roman1" fo:font-size="18pt" fo:font-weight="bold" officeooo:paragraph-rsid="0017a8bb" style:font-size-asian="18pt" style:font-weight-asian="bold" style:font-size-complex="18pt" style:font-weight-complex="bold"/>
    </style:style>
    <style:style style:name="P19" style:family="paragraph" style:parent-style-name="Heading_20_1">
      <style:paragraph-properties fo:text-align="center" style:justify-single-word="false"/>
      <style:text-properties style:font-name="Times New Roman1" fo:font-size="18pt" fo:font-weight="bold" officeooo:paragraph-rsid="001ba700" style:font-size-asian="18pt" style:font-weight-asian="bold" style:font-size-complex="18pt" style:font-weight-complex="bold"/>
    </style:style>
    <style:style style:name="P20" style:family="paragraph" style:parent-style-name="Heading_20_1">
      <style:paragraph-properties fo:text-align="center" style:justify-single-word="false"/>
      <style:text-properties style:font-name="Times New Roman1" fo:font-size="18pt" fo:font-weight="bold" officeooo:rsid="0017a8bb" officeooo:paragraph-rsid="0017a8bb" style:font-size-asian="18pt" style:font-weight-asian="bold" style:font-size-complex="18pt" style:font-weight-complex="bold"/>
    </style:style>
    <style:style style:name="P21" style:family="paragraph" style:parent-style-name="Heading_20_1">
      <style:paragraph-properties fo:text-align="center" style:justify-single-word="false"/>
      <style:text-properties style:font-name="Times New Roman1" fo:font-size="18pt" fo:language="en" fo:country="US" fo:font-weight="bold" officeooo:rsid="0017a8bb" officeooo:paragraph-rsid="0017a8bb" fo:background-color="#ffffff" style:font-name-asian="Times New Roman2" style:font-size-asian="18pt" style:font-weight-asian="bold" style:font-name-complex="Times New Roman2" style:font-size-complex="18pt"/>
    </style:style>
    <style:style style:name="P2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6pt" fo:font-weight="bold" style:font-name-asian="Times New Roman2" style:font-size-asian="16pt" style:font-weight-asian="bold" style:font-name-complex="Times New Roman2" style:font-size-complex="16pt"/>
    </style:style>
    <style:style style:name="P23" style:family="paragraph" style:parent-style-name="Standard">
      <style:paragraph-properties fo:margin-top="0cm" fo:margin-bottom="0cm" style:contextual-spacing="false" style:line-height-at-least="0.503cm"/>
      <style:text-properties style:font-name="Consolas" fo:font-size="10pt" fo:font-weight="normal" officeooo:paragraph-rsid="001b2cee" fo:background-color="transparent" style:font-size-asian="10pt" style:font-size-complex="10pt"/>
    </style:style>
    <style:style style:name="P24" style:family="paragraph" style:parent-style-name="Table_20_Contents">
      <style:text-properties style:font-name="Times New Roman1" fo:font-size="12pt" officeooo:rsid="0011e83f" officeooo:paragraph-rsid="0011e83f" style:font-size-asian="12pt" style:font-size-complex="12pt"/>
    </style:style>
    <style:style style:name="P25" style:family="paragraph" style:parent-style-name="Table_20_Contents">
      <style:text-properties style:font-name="Times New Roman1" fo:font-size="12pt" officeooo:rsid="0011e83f" officeooo:paragraph-rsid="001ba700" style:font-size-asian="12pt" style:font-size-complex="12pt"/>
    </style:style>
    <style:style style:name="P26" style:family="paragraph" style:parent-style-name="Table_20_Contents">
      <style:text-properties style:font-name="Times New Roman1" fo:font-size="12pt" officeooo:rsid="001ba700" officeooo:paragraph-rsid="001ba700" style:font-size-asian="12pt" style:font-size-complex="12pt"/>
    </style:style>
    <style:style style:name="P27" style:family="paragraph" style:parent-style-name="Table_20_Contents">
      <style:text-properties style:font-name="Times New Roman1" fo:font-size="12pt" officeooo:rsid="001f979d" officeooo:paragraph-rsid="001f979d" style:font-size-asian="12pt" style:font-size-complex="12pt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05%" fo:text-align="justify" style:justify-single-word="false" fo:orphans="2" fo:widows="2" fo:text-indent="1cm" style:auto-text-indent="false" fo:background-color="transparent" style:writing-mode="lr-tb"/>
      <style:text-properties style:font-name="Times New Roman1" fo:font-size="12pt" fo:font-weight="normal" officeooo:rsid="00193460" officeooo:paragraph-rsid="00193460" style:font-size-asian="10.5pt" style:font-weight-asian="normal" style:font-size-complex="12pt" style:font-weight-complex="normal"/>
    </style:style>
    <style:style style:name="P29" style:family="paragraph" style:parent-style-name="Text_20_body" style:list-style-name="L4">
      <loext:graphic-properties draw:fill="none"/>
      <style:paragraph-properties fo:margin-top="0cm" fo:margin-bottom="0.247cm" style:contextual-spacing="false" fo:line-height="105%" fo:text-align="justify" style:justify-single-word="false" fo:orphans="2" fo:widows="2" fo:background-color="transparent" style:writing-mode="lr-tb"/>
      <style:text-properties officeooo:rsid="001d9e57" officeooo:paragraph-rsid="001d9e57"/>
    </style:style>
    <style:style style:name="P3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05%" fo:text-align="justify" style:justify-single-word="false" fo:orphans="2" fo:widows="2" fo:text-indent="1cm" style:auto-text-indent="false" style:page-number="auto" fo:background-color="transparent" style:writing-mode="lr-tb"/>
      <style:text-properties fo:font-style="normal" officeooo:rsid="001d9e57" officeooo:paragraph-rsid="001d9e57" style:font-style-asian="normal" style:font-style-complex="normal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05%" fo:text-align="justify" style:justify-single-word="false" fo:orphans="2" fo:widows="2" fo:text-indent="1cm" style:auto-text-indent="false" fo:background-color="transparent" style:writing-mode="lr-tb"/>
      <style:text-properties officeooo:paragraph-rsid="001d9e57"/>
    </style:style>
    <style:style style:name="P32" style:family="paragraph" style:parent-style-name="Text_20_body" style:list-style-name="L4">
      <loext:graphic-properties draw:fill="none"/>
      <style:paragraph-properties fo:margin-top="0cm" fo:margin-bottom="0.247cm" style:contextual-spacing="false" fo:line-height="105%" fo:text-align="justify" style:justify-single-word="false" fo:orphans="2" fo:widows="2" fo:background-color="transparent" style:writing-mode="lr-tb"/>
      <style:text-properties officeooo:rsid="001deb20" officeooo:paragraph-rsid="001deb20"/>
    </style:style>
    <style:style style:name="T1" style:family="text">
      <style:text-properties officeooo:rsid="000c762a"/>
    </style:style>
    <style:style style:name="T2" style:family="text">
      <style:text-properties fo:color="#000000" loext:opacity="100%" style:font-name="Times New Roman1" fo:font-size="14pt" style:font-size-asian="14pt" style:font-size-complex="14pt"/>
    </style:style>
    <style:style style:name="T3" style:family="text">
      <style:text-properties style:font-name="Times New Roman1" fo:font-size="16pt" style:font-name-asian="Times New Roman2" style:font-size-asian="16pt" style:font-name-complex="Times New Roman2" style:font-size-complex="16pt"/>
    </style:style>
    <style:style style:name="T4" style:family="text">
      <style:text-properties style:font-name="Times New Roman1" fo:font-size="16pt" fo:language="ru" fo:country="RU" officeooo:rsid="000c762a" style:font-name-asian="Times New Roman2" style:font-size-asian="16pt" style:font-name-complex="Times New Roman2" style:font-size-complex="16pt"/>
    </style:style>
    <style:style style:name="T5" style:family="text">
      <style:text-properties style:font-name="Times New Roman1" fo:font-size="16pt" fo:language="ru" fo:country="RU" style:text-underline-style="solid" style:text-underline-width="auto" style:text-underline-color="font-color" style:font-name-asian="Times New Roman2" style:font-size-asian="16pt" style:font-name-complex="Times New Roman2" style:font-size-complex="16pt"/>
    </style:style>
    <style:style style:name="T6" style:family="text">
      <style:text-properties style:font-name="Times New Roman1" fo:font-size="16pt" fo:language="ru" fo:country="RU" style:text-underline-style="solid" style:text-underline-width="auto" style:text-underline-color="font-color" officeooo:rsid="000c762a" style:font-name-asian="Times New Roman2" style:font-size-asian="16pt" style:font-name-complex="Times New Roman2" style:font-size-complex="16pt"/>
    </style:style>
    <style:style style:name="T7" style:family="text">
      <style:text-properties style:font-name="Times New Roman1" fo:font-size="16pt" fo:language="ru" fo:country="RU" style:text-underline-style="none" style:font-name-asian="Times New Roman2" style:font-size-asian="16pt" style:font-name-complex="Times New Roman2" style:font-size-complex="16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style:text-position="0% 100%" style:font-name="Times New Roman1" fo:font-size="12pt" style:font-size-asian="12pt" style:font-size-complex="12pt"/>
    </style:style>
    <style:style style:name="T11" style:family="text">
      <style:text-properties style:text-position="0% 100%" style:font-name="Times New Roman1" fo:font-size="12pt" fo:font-style="italic" style:font-size-asian="12pt" style:font-style-asian="italic" style:font-size-complex="12pt" style:font-style-complex="italic"/>
    </style:style>
    <style:style style:name="T12" style:family="text">
      <style:text-properties style:text-position="0% 100%" style:font-name="Times New Roman1" fo:font-size="12pt" fo:font-style="normal" style:font-size-asian="12pt" style:font-style-asian="normal" style:font-size-complex="12pt" style:font-style-complex="normal"/>
    </style:style>
    <style:style style:name="T13" style:family="text">
      <style:text-properties style:text-position="0% 100%" style:font-name="Times New Roman1" fo:font-size="12pt" fo:font-style="normal" officeooo:rsid="001d9e57" style:font-size-asian="12pt" style:font-style-asian="normal" style:font-size-complex="12pt" style:font-style-complex="normal"/>
    </style:style>
    <style:style style:name="T14" style:family="text">
      <style:text-properties style:text-position="0% 100%" style:font-name="Times New Roman1" fo:font-size="12pt" fo:font-style="normal" officeooo:rsid="001deb20" style:font-size-asian="12pt" style:font-style-asian="normal" style:font-size-complex="12pt" style:font-style-complex="normal"/>
    </style:style>
    <style:style style:name="T15" style:family="text">
      <style:text-properties style:text-position="0% 100%" style:font-name="Times New Roman1" fo:font-size="12pt" fo:font-style="normal" officeooo:rsid="001f979d" style:font-size-asian="12pt" style:font-style-asian="normal" style:font-size-complex="12pt" style:font-style-complex="normal"/>
    </style:style>
    <style:style style:name="T16" style:family="text">
      <style:text-properties officeooo:rsid="0017a8bb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1d9e57"/>
    </style:style>
    <style:style style:name="T20" style:family="text">
      <style:text-properties style:text-position="33% 80%" fo:font-style="italic" style:font-style-asian="italic" style:font-style-complex="italic"/>
    </style:style>
    <style:style style:name="T21" style:family="text">
      <style:text-properties officeooo:rsid="001f979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осковский авиационный институт (национальный исследовательский университет)</text:p>
      <text:p text:style-name="P5"/>
      <text:p text:style-name="P10">Институт №8 «Компьютерные науки и прикладная математика»</text:p>
      <text:p text:style-name="P10">Кафедра 806 «Вычислительная математика и программирование»</text:p>
      <text:p text:style-name="P7"/>
      <text:p text:style-name="P7"/>
      <text:p text:style-name="P7"/>
      <text:p text:style-name="P7"/>
      <text:p text:style-name="P7"/>
      <text:p text:style-name="P7"/>
      <text:p text:style-name="P9">Лабораторная работа по курсу "Дискретный анализ" №<text:span text:style-name="T19">5</text:span></text:p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3">Студент: </text:span><text:span text:style-name="T4">Ахметшин Б. Р.</text:span></text:p>
      <text:p text:style-name="P6">Преподаватель: <text:span text:style-name="T16">Макаров</text:span><text:span text:style-name="T1"> Н. </text:span><text:span text:style-name="T16">К</text:span><text:span text:style-name="T1">.</text:span></text:p>
      <text:p text:style-name="P6">Группа: М8О-<text:span text:style-name="T16">3</text:span>0<text:span text:style-name="T1">3</text:span>Б-22</text:p>
      <text:p text:style-name="P2"><text:span text:style-name="T3">Дата:</text:span><text:span text:style-name="T7"> </text:span><text:span text:style-name="T6"><text:s text:c="6"/></text:span><text:span text:style-name="T5"><text:s text:c="18"/></text:span></text:p>
      <text:p text:style-name="P6">Оценка:<text:span text:style-name="T9"> </text:span><text:span text:style-name="T8"><text:s text:c="24"/></text:span></text:p>
      <text:p text:style-name="P6">Подпись: <text:span text:style-name="T8"><text:s text:c="24"/></text:span></text:p>
      <text:p text:style-name="P8"/>
      <text:p text:style-name="P8"><text:soft-page-break/></text:p>
      <text:p text:style-name="P4"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_RefHeading___Toc2341_3836344279" text:style-name="Index_20_Link" text:visited-style-name="Index_20_Link">Постановка задачи<text:tab/>2</text:a></text:p>
          <text:p text:style-name="P14"><text:a xlink:type="simple" xlink:href="#__RefHeading___Toc2343_3836344279" text:style-name="Index_20_Link" text:visited-style-name="Index_20_Link">Алгоритм решения<text:tab/>2</text:a></text:p>
          <text:p text:style-name="P14"><text:a xlink:type="simple" xlink:href="#__RefHeading___Toc2345_3836344279" text:style-name="Index_20_Link" text:visited-style-name="Index_20_Link">Исходный код<text:tab/>2</text:a></text:p>
          <text:p text:style-name="P14"><text:a xlink:type="simple" xlink:href="#__RefHeading___Toc2347_3836344279" text:style-name="Index_20_Link" text:visited-style-name="Index_20_Link">Тесты<text:tab/>2</text:a></text:p>
          <text:p text:style-name="P14"><text:a xlink:type="simple" xlink:href="#__RefHeading__750_2004454639" text:style-name="Index_20_Link" text:visited-style-name="Index_20_Link">Вывод<text:tab/>2</text:a></text:p>
        </text:index-body>
      </text:table-of-content>
      <text:p text:style-name="Contents_20_1"><text:a xlink:type="simple" xlink:href="#__RefHeading___Toc3883_94863195" text:style-name="Internet_20_link" text:visited-style-name="Visited_20_Internet_20_Link"><text:span text:style-name="T2"/></text:a></text:p>
      <text:list xml:id="list1479765966" text:style-name="Outline">
        <text:list-header>
          <text:h text:style-name="P18" text:outline-level="1" text:is-list-header="true"/>
        </text:list-header>
        <text:list-item>
          <text:h text:style-name="P18" text:outline-level="1"><text:bookmark-start text:name="__RefHeading___Toc2341_3836344279"/><text:bookmark text:name="Bookmark1"/>Постановка задачи<text:bookmark-end text:name="__RefHeading___Toc2341_3836344279"/></text:h>
        </text:list-item>
      </text:list>
      <text:p text:style-name="P12">Реализовать поиск подстрок в тексте с использование суффиксного дерева. Суффиксное дерево можно построить за <text:span text:style-name="T17">O(n</text:span><text:span text:style-name="T20">2</text:span><text:span text:style-name="T17">)</text:span> наивным методом. </text:p>
      <text:p text:style-name="P13">Формат ввода</text:p>
      <text:p text:style-name="P13"><text:span text:style-name="T18">Текст располагается на первой строке, затем, до конца файла, следуют строки с образцами.</text:span></text:p>
      <text:p text:style-name="P13">Формат вывода</text:p>
      <text:p text:style-name="P28">Для каждого образца, найденного в тексте, нужно распечатать строчку, начинающуюся с последовательного номера этого образца и двоеточия, за которым, через запятую, нужно перечислить номера позиций, где встречается образец в порядке возрастания. </text:p>
      <text:list xml:id="list182131929510518" text:continue-numbering="true" text:style-name="Outline">
        <text:list-item>
          <text:h text:style-name="P20" text:outline-level="1"><text:bookmark-start text:name="__RefHeading___Toc2343_3836344279"/>Алгоритм решения<text:bookmark-end text:name="__RefHeading___Toc2343_3836344279"/></text:h>
        </text:list-item>
      </text:list>
      <text:p text:style-name="P30"><text:span text:style-name="T10">Применим алгоритм Укконена для построения суффиксного дерева.</text:span></text:p>
      <text:p text:style-name="P31"><text:span text:style-name="T13">Поиск осуществим следующим образом: </text:span></text:p>
      <text:list xml:id="list492902299" text:style-name="L4">
        <text:list-item>
          <text:p text:style-name="P32"><text:span text:style-name="T12">Добавим к строке сентинелл.</text:span></text:p>
        </text:list-item>
        <text:list-item>
          <text:p text:style-name="P29"><text:span text:style-name="T12">Начинаем с корня.</text:span></text:p>
        </text:list-item>
        <text:list-item>
          <text:p text:style-name="P29"><text:span text:style-name="T12">Берем очередной символ паттерна и смотрим, какое ребро начинается с этого символа. </text:span><text:span text:style-name="T14">Если следующего символа нет — переходим к пункту 5.</text:span></text:p>
        </text:list-item>
        <text:list-item>
          <text:p text:style-name="P29"><text:span text:style-name="T12">Идем по этому ребру, </text:span><text:span text:style-name="T15">сравнивая символы на нем с паттерном.</text:span></text:p>
          <text:list>
            <text:list-item>
              <text:p text:style-name="P29"><text:span text:style-name="T12">Если символ на ребре не совпал с паттерном — завершаем </text:span><text:span text:style-name="T14">поиск и возвращаем пустое множество.</text:span></text:p>
            </text:list-item>
            <text:list-item>
              <text:p text:style-name="P29"><text:span text:style-name="T12">Если ребро </text:span><text:span text:style-name="T15">или паттерн</text:span><text:span text:style-name="T12"> закончил</text:span><text:span text:style-name="T15">ись</text:span><text:span text:style-name="T12">, переходим к пункту </text:span><text:span text:style-name="T14">3</text:span><text:span text:style-name="T12">.</text:span></text:p>
            </text:list-item>
          </text:list>
        </text:list-item>
        <text:list-item>
          <text:p text:style-name="P32"><text:span text:style-name="T12">Теперь ясно, что паттерн встречается в тексте, а все листья, выходящие из текущей вершины, в суффиксных индексах содержат индексы вхождений. Проходим </text:span><text:span text:style-name="T11">bfs </text:span><text:span text:style-name="T12">по </text:span><text:soft-page-break/><text:span text:style-name="T12">поддереву, если текущая вершина — лист, сохраняем ее суффиксный индекс в множество.</text:span></text:p>
        </text:list-item>
      </text:list>
      <text:list xml:id="list182132832163733" text:continue-list="list182131929510518" text:style-name="Outline">
        <text:list-item>
          <text:h text:style-name="P20" text:outline-level="1"><text:bookmark-start text:name="__RefHeading___Toc2345_3836344279"/>Исходный код<text:bookmark-end text:name="__RefHeading___Toc2345_3836344279"/></text:h>
        </text:list-item>
      </text:list>
      <text:p text:style-name="P23">#ifndef TYPE_ALIASES_HPP</text:p>
      <text:p text:style-name="P23">#define TYPE_ALIASES_HPP</text:p>
      <text:p text:style-name="P23"/>
      <text:p text:style-name="P23">#include &lt;cinttypes&gt;</text:p>
      <text:p text:style-name="P23">#include &lt;limits&gt;</text:p>
      <text:p text:style-name="P23">#include &lt;memory&gt;</text:p>
      <text:p text:style-name="P23">#include &lt;vector&gt;</text:p>
      <text:p text:style-name="P23">#include &lt;string&gt;</text:p>
      <text:p text:style-name="P23"/>
      <text:p text:style-name="P23">namespace lab {</text:p>
      <text:p text:style-name="P23"><text:s text:c="4"/>// Integer type aliases</text:p>
      <text:p text:style-name="P23"><text:s text:c="4"/>using u64 = uint64_t;</text:p>
      <text:p text:style-name="P23"><text:s text:c="4"/>using i64 = int64_t;</text:p>
      <text:p text:style-name="P23"><text:s text:c="4"/>using u32 = uint32_t;</text:p>
      <text:p text:style-name="P23"><text:s text:c="4"/>using i32 = int32_t;</text:p>
      <text:p text:style-name="P23"><text:s text:c="4"/>using u16 = uint16_t;</text:p>
      <text:p text:style-name="P23"><text:s text:c="4"/>using i16 = int16_t;</text:p>
      <text:p text:style-name="P23"><text:s text:c="4"/>using u8 = uint8_t;</text:p>
      <text:p text:style-name="P23"><text:s text:c="4"/>using i8 = int8_t;</text:p>
      <text:p text:style-name="P23"/>
      <text:p text:style-name="P23"><text:s text:c="4"/>template &lt;class T&gt;</text:p>
      <text:p text:style-name="P23"><text:s text:c="4"/>using limit = std::numeric_limits&lt;T&gt;;</text:p>
      <text:p text:style-name="P23"/>
      <text:p text:style-name="P23"><text:s text:c="4"/>// Alias for shared_ptr of basic types</text:p>
      <text:p text:style-name="P23"><text:s text:c="4"/>using CharPtr = std::shared_ptr&lt;char&gt;;</text:p>
      <text:p text:style-name="P23"><text:s text:c="4"/>using U64Ptr = std::shared_ptr&lt;u64&gt;;</text:p>
      <text:p text:style-name="P23"><text:s text:c="4"/>using I64Ptr = std::shared_ptr&lt;i64&gt;;</text:p>
      <text:p text:style-name="P23">}</text:p>
      <text:p text:style-name="P23"/>
      <text:p text:style-name="P23">#endif // TYPE_ALIASES_HPP</text:p>
      <text:p text:style-name="P23"/>
      <text:p text:style-name="P23"/>
      <text:p text:style-name="P23">#ifndef SUFFIX_NODE_HPP</text:p>
      <text:p text:style-name="P23">#define SUFFIX_NODE_HPP</text:p>
      <text:p text:style-name="P23"/>
      <text:p text:style-name="P23">#include &lt;map&gt;</text:p>
      <text:p text:style-name="P23">#include &lt;memory&gt;</text:p>
      <text:p text:style-name="P23"/>
      <text:p text:style-name="P23">namespace lab {</text:p>
      <text:p text:style-name="P23"/>
      <text:p text:style-name="P23"><text:s text:c="4"/>// Forward declaration of SuffixTree</text:p>
      <text:p text:style-name="P23"><text:s text:c="4"/>class SuffixTree;</text:p>
      <text:p text:style-name="P23"/>
      <text:p text:style-name="P23"><text:s text:c="4"/>// SuffixNode class representing a node in the suffix tree</text:p>
      <text:p text:style-name="P23"><text:soft-page-break/><text:s text:c="4"/>class SuffixNode {</text:p>
      <text:p text:style-name="P23"><text:s text:c="4"/>public:</text:p>
      <text:p text:style-name="P23"><text:s text:c="8"/>using SuffixNodePtr = std::shared_ptr&lt;SuffixNode&gt;;</text:p>
      <text:p text:style-name="P23"><text:s text:c="8"/>using ChildrenMap = std::map&lt;char, SuffixNodePtr&gt;;</text:p>
      <text:p text:style-name="P23"/>
      <text:p text:style-name="P23"><text:s text:c="8"/>// Constructors</text:p>
      <text:p text:style-name="P23"><text:s text:c="8"/>SuffixNode();</text:p>
      <text:p text:style-name="P23"><text:s text:c="8"/>SuffixNode(u64 start, U64Ptr end);</text:p>
      <text:p text:style-name="P23"/>
      <text:p text:style-name="P23"><text:s text:c="8"/>// Node properties</text:p>
      <text:p text:style-name="P23"><text:s text:c="8"/>u64 getStart() const;</text:p>
      <text:p text:style-name="P23"><text:s text:c="8"/>u64 getEnd() const;</text:p>
      <text:p text:style-name="P23"><text:s text:c="8"/>ChildrenMap&amp; getChildren();</text:p>
      <text:p text:style-name="P23"><text:s text:c="8"/>SuffixNodePtr getSuffixLink();</text:p>
      <text:p text:style-name="P23"><text:s text:c="8"/>void setSuffixLink(SuffixNodePtr node);</text:p>
      <text:p text:style-name="P23"/>
      <text:p text:style-name="P23"><text:s text:c="8"/>// Suffix Index</text:p>
      <text:p text:style-name="P23"><text:s text:c="8"/>void setSuffixIndex(u64 index);</text:p>
      <text:p text:style-name="P23"><text:s text:c="8"/>u64 getSuffixIndex() const;</text:p>
      <text:p text:style-name="P23"/>
      <text:p text:style-name="P23"><text:s text:c="4"/>private:</text:p>
      <text:p text:style-name="P23"><text:s text:c="8"/>u64 start;</text:p>
      <text:p text:style-name="P23"><text:s text:c="8"/>U64Ptr end;</text:p>
      <text:p text:style-name="P23"><text:s text:c="8"/>ChildrenMap children;</text:p>
      <text:p text:style-name="P23"><text:s text:c="8"/>SuffixNodePtr suffixLink; // Link to another node in the tree</text:p>
      <text:p text:style-name="P23"><text:s text:c="8"/>u64 suffixIndex; <text:s text:c="9"/>// Suffix index for leaf nodes (default: -1 if not a leaf)</text:p>
      <text:p text:style-name="P23"/>
      <text:p text:style-name="P23"><text:s text:c="8"/>friend SuffixTree;</text:p>
      <text:p text:style-name="P23"><text:s text:c="4"/>};</text:p>
      <text:p text:style-name="P23">}</text:p>
      <text:p text:style-name="P23"/>
      <text:p text:style-name="P23">#endif // SUFFIX_NODE_HPP</text:p>
      <text:p text:style-name="P23"/>
      <text:p text:style-name="P23">#ifndef SUFFIX_TREE_HPP</text:p>
      <text:p text:style-name="P23">#define SUFFIX_TREE_HPP</text:p>
      <text:p text:style-name="P23"/>
      <text:p text:style-name="P23">#include &lt;string&gt;</text:p>
      <text:p text:style-name="P23">#include &lt;vector&gt;</text:p>
      <text:p text:style-name="P23">#include &lt;set&gt;</text:p>
      <text:p text:style-name="P23"/>
      <text:p text:style-name="P23">namespace lab {</text:p>
      <text:p text:style-name="P23"/>
      <text:p text:style-name="P23"><text:s text:c="4"/>class SuffixTree {</text:p>
      <text:p text:style-name="P23"><text:s text:c="4"/>public:</text:p>
      <text:p text:style-name="P23"><text:s text:c="8"/>using StringPtr = std::shared_ptr&lt;std::string&gt;;</text:p>
      <text:p text:style-name="P23"><text:s text:c="8"/>using SuffixNodePtr = SuffixNode::SuffixNodePtr;</text:p>
      <text:p text:style-name="P23"/>
      <text:p text:style-name="P23"><text:soft-page-break/><text:s text:c="8"/>// Constructors</text:p>
      <text:p text:style-name="P23"><text:s text:c="8"/>SuffixTree(const std::string&amp; text);</text:p>
      <text:p text:style-name="P23"/>
      <text:p text:style-name="P23"><text:s text:c="8"/>// Public interface</text:p>
      <text:p text:style-name="P23"><text:s text:c="8"/>void buildTree(const std::string&amp; text);</text:p>
      <text:p text:style-name="P23"><text:s text:c="8"/>std::set&lt;u64&gt; searchPattern(const std::string&amp; pattern);</text:p>
      <text:p text:style-name="P23"><text:s text:c="8"/>static std::pair&lt;u64, std::vector&lt;u64&gt;&gt; findLCS(const std::string&amp; S1, const std::string&amp; S2);</text:p>
      <text:p text:style-name="P23"/>
      <text:p text:style-name="P23"><text:s text:c="4"/>private:</text:p>
      <text:p text:style-name="P23"><text:s text:c="8"/>// Internal helper functions</text:p>
      <text:p text:style-name="P23"><text:s text:c="8"/>void extendTree(u64 pos);</text:p>
      <text:p text:style-name="P23"><text:s text:c="8"/>void setSuffixIndexByDFS(SuffixNodePtr node, u64 labelHeight);</text:p>
      <text:p text:style-name="P23"><text:s text:c="8"/>static void findLCSUtil(</text:p>
      <text:p text:style-name="P23"><text:s text:c="12"/>SuffixNodePtr node, </text:p>
      <text:p text:style-name="P23"><text:s text:c="12"/>u64 depth, </text:p>
      <text:p text:style-name="P23"><text:s text:c="12"/>u64&amp; maxLength,</text:p>
      <text:p text:style-name="P23"><text:s text:c="12"/>u64 splitPoint,</text:p>
      <text:p text:style-name="P23"><text:s text:c="12"/>std::map&lt;u64, u64&gt;&amp; nodeCSLengths</text:p>
      <text:p text:style-name="P23"><text:s text:c="8"/>);</text:p>
      <text:p text:style-name="P23"/>
      <text:p text:style-name="P23"><text:s text:c="8"/>// Tree properties</text:p>
      <text:p text:style-name="P23"><text:s text:c="8"/>StringPtr text; <text:s text:c="23"/>// The input string</text:p>
      <text:p text:style-name="P23"><text:s text:c="8"/>SuffixNodePtr root; <text:s text:c="7"/>// Root of the suffix tree</text:p>
      <text:p text:style-name="P23"><text:s text:c="8"/>SuffixNodePtr activeNode; <text:s/>// Active node for construction</text:p>
      <text:p text:style-name="P23"><text:s text:c="8"/>u64 activeEdge;</text:p>
      <text:p text:style-name="P23"><text:s text:c="8"/>u64 activeLength;</text:p>
      <text:p text:style-name="P23"><text:s text:c="8"/>u64 remainingSuffixCount;</text:p>
      <text:p text:style-name="P23"><text:s text:c="8"/>U64Ptr leafEnd;</text:p>
      <text:p text:style-name="P23"><text:s text:c="8"/>U64Ptr rootEnd;</text:p>
      <text:p text:style-name="P23"><text:s text:c="8"/>U64Ptr splitEnd;</text:p>
      <text:p text:style-name="P23"><text:s text:c="8"/>u64 size; // Size of the input string</text:p>
      <text:p text:style-name="P23"/>
      <text:p text:style-name="P23"><text:s text:c="8"/>friend std::ostream&amp; operator&lt;&lt;(std::ostream&amp; os, SuffixTree const&amp; t);</text:p>
      <text:p text:style-name="P23"/>
      <text:p text:style-name="P23"><text:s text:c="4"/>};</text:p>
      <text:p text:style-name="P23"/>
      <text:p text:style-name="P23"><text:s text:c="4"/>std::ostream&amp; operator&lt;&lt;(std::ostream&amp; os, SuffixTree const&amp; t);</text:p>
      <text:p text:style-name="P23">}</text:p>
      <text:p text:style-name="P23"/>
      <text:p text:style-name="P23">#endif // SUFFIX_TREE_HPP</text:p>
      <text:p text:style-name="P23"/>
      <text:p text:style-name="P23">namespace lab {</text:p>
      <text:p text:style-name="P23"/>
      <text:p text:style-name="P23"><text:s text:c="4"/>SuffixNode::SuffixNode() </text:p>
      <text:p text:style-name="P23"><text:s text:c="8"/>: <text:s text:c="2"/>start(0ul), </text:p>
      <text:p text:style-name="P23"><text:s text:c="12"/>end(nullptr), </text:p>
      <text:p text:style-name="P23"><text:s text:c="12"/>suffixLink(nullptr), </text:p>
      <text:p text:style-name="P23"><text:soft-page-break/><text:s text:c="12"/>suffixIndex(limit&lt;u64&gt;::max()) {}</text:p>
      <text:p text:style-name="P23"/>
      <text:p text:style-name="P23"><text:s text:c="4"/>SuffixNode::SuffixNode(u64 start, U64Ptr end)</text:p>
      <text:p text:style-name="P23"><text:s text:c="8"/>: <text:s text:c="2"/>start(start), </text:p>
      <text:p text:style-name="P23"><text:s text:c="12"/>end(end), </text:p>
      <text:p text:style-name="P23"><text:s text:c="12"/>suffixLink(nullptr), </text:p>
      <text:p text:style-name="P23"><text:s text:c="12"/>suffixIndex(limit&lt;u64&gt;::max()) {}</text:p>
      <text:p text:style-name="P23"/>
      <text:p text:style-name="P23"><text:s text:c="4"/>u64 SuffixNode::getStart() const {</text:p>
      <text:p text:style-name="P23"><text:s text:c="8"/>return start;</text:p>
      <text:p text:style-name="P23"><text:s text:c="4"/>}</text:p>
      <text:p text:style-name="P23"/>
      <text:p text:style-name="P23"><text:s text:c="4"/>u64 SuffixNode::getEnd() const {</text:p>
      <text:p text:style-name="P23"><text:s text:c="8"/>return end ? *end : 0;</text:p>
      <text:p text:style-name="P23"><text:s text:c="4"/>}</text:p>
      <text:p text:style-name="P23"/>
      <text:p text:style-name="P23"><text:s text:c="4"/>SuffixNode::ChildrenMap&amp; SuffixNode::getChildren() {</text:p>
      <text:p text:style-name="P23"><text:s text:c="8"/>return children;</text:p>
      <text:p text:style-name="P23"><text:s text:c="4"/>}</text:p>
      <text:p text:style-name="P23"/>
      <text:p text:style-name="P23"><text:s text:c="4"/>SuffixNode::SuffixNodePtr SuffixNode::getSuffixLink() {</text:p>
      <text:p text:style-name="P23"><text:s text:c="8"/>return suffixLink;</text:p>
      <text:p text:style-name="P23"><text:s text:c="4"/>}</text:p>
      <text:p text:style-name="P23"/>
      <text:p text:style-name="P23"><text:s text:c="4"/>void SuffixNode::setSuffixLink(SuffixNodePtr node) {</text:p>
      <text:p text:style-name="P23"><text:s text:c="8"/>suffixLink = node;</text:p>
      <text:p text:style-name="P23"><text:s text:c="4"/>}</text:p>
      <text:p text:style-name="P23"/>
      <text:p text:style-name="P23"><text:s text:c="4"/>void SuffixNode::setSuffixIndex(u64 index) {</text:p>
      <text:p text:style-name="P23"><text:s text:c="8"/>suffixIndex = index;</text:p>
      <text:p text:style-name="P23"><text:s text:c="4"/>}</text:p>
      <text:p text:style-name="P23"/>
      <text:p text:style-name="P23"><text:s text:c="4"/>u64 SuffixNode::getSuffixIndex() const {</text:p>
      <text:p text:style-name="P23"><text:s text:c="8"/>return suffixIndex;</text:p>
      <text:p text:style-name="P23"><text:s text:c="4"/>}</text:p>
      <text:p text:style-name="P23">}</text:p>
      <text:p text:style-name="P23"/>
      <text:p text:style-name="P23">#include &lt;queue&gt;</text:p>
      <text:p text:style-name="P23">#include &lt;functional&gt;</text:p>
      <text:p text:style-name="P23">#include &lt;iostream&gt;</text:p>
      <text:p text:style-name="P23"/>
      <text:p text:style-name="P23">namespace lab {</text:p>
      <text:p text:style-name="P23"/>
      <text:p text:style-name="P23"><text:s text:c="4"/>SuffixTree::SuffixTree(const std::string&amp; text) </text:p>
      <text:p text:style-name="P23"><text:s text:c="8"/>: <text:s text:c="2"/>text(std::make_shared&lt;std::string&gt;(text)), </text:p>
      <text:p text:style-name="P23"><text:s text:c="12"/>size(text.size()) {</text:p>
      <text:p text:style-name="P23"><text:s text:c="8"/>buildTree(text);</text:p>
      <text:p text:style-name="P23"><text:s text:c="4"/>}</text:p>
      <text:p text:style-name="P23"><text:soft-page-break/></text:p>
      <text:p text:style-name="P23"><text:s text:c="4"/>void SuffixTree::buildTree(const std::string&amp; text) {</text:p>
      <text:p text:style-name="P23"><text:s text:c="8"/>root = std::make_shared&lt;SuffixNode&gt;(</text:p>
      <text:p text:style-name="P23"><text:s text:c="12"/>limit&lt;u64&gt;::max(), </text:p>
      <text:p text:style-name="P23"><text:s text:c="12"/>std::make_shared&lt;u64&gt;(limit&lt;u64&gt;::max())</text:p>
      <text:p text:style-name="P23"><text:s text:c="8"/>);</text:p>
      <text:p text:style-name="P23"><text:s text:c="8"/>activeNode = root;</text:p>
      <text:p text:style-name="P23"><text:s text:c="8"/>activeEdge = limit&lt;u64&gt;::max();</text:p>
      <text:p text:style-name="P23"><text:s text:c="8"/>activeLength = 0;</text:p>
      <text:p text:style-name="P23"><text:s text:c="8"/>remainingSuffixCount = 0;</text:p>
      <text:p text:style-name="P23"><text:s text:c="8"/>leafEnd = std::make_shared&lt;u64&gt;(limit&lt;u64&gt;::max());</text:p>
      <text:p text:style-name="P23"><text:s text:c="8"/>rootEnd = nullptr;</text:p>
      <text:p text:style-name="P23"><text:s text:c="8"/>splitEnd = nullptr;</text:p>
      <text:p text:style-name="P23"><text:s text:c="8"/></text:p>
      <text:p text:style-name="P23"><text:s text:c="8"/>for (u64 i = 0; i &lt; size; ++i) {</text:p>
      <text:p text:style-name="P23"><text:s text:c="12"/>extendTree(i);</text:p>
      <text:p text:style-name="P23"><text:s text:c="8"/>}</text:p>
      <text:p text:style-name="P23"><text:s text:c="8"/></text:p>
      <text:p text:style-name="P23"><text:s text:c="8"/>setSuffixIndexByDFS(root, 0);</text:p>
      <text:p text:style-name="P23"><text:s text:c="4"/>}</text:p>
      <text:p text:style-name="P23"/>
      <text:p text:style-name="P23"><text:s text:c="4"/>void SuffixTree::extendTree(u64 pos) {</text:p>
      <text:p text:style-name="P23"><text:s text:c="8"/>// Set the end for leaf nodes</text:p>
      <text:p text:style-name="P23"><text:s text:c="8"/>*leafEnd = pos;</text:p>
      <text:p text:style-name="P23"/>
      <text:p text:style-name="P23"><text:s text:c="8"/>// Number of suffixes to be added</text:p>
      <text:p text:style-name="P23"><text:s text:c="8"/>remainingSuffixCount++;</text:p>
      <text:p text:style-name="P23"/>
      <text:p text:style-name="P23"><text:s text:c="8"/>SuffixNodePtr lastNewNode = nullptr;</text:p>
      <text:p text:style-name="P23"/>
      <text:p text:style-name="P23"><text:s text:c="8"/>// Iterate while there are still suffixes to add</text:p>
      <text:p text:style-name="P23"><text:s text:c="8"/>while (remainingSuffixCount &gt; 0) {</text:p>
      <text:p text:style-name="P23"><text:s text:c="12"/>// If active length is 0, the current character is the active edge</text:p>
      <text:p text:style-name="P23"><text:s text:c="12"/>if (activeLength == 0) {</text:p>
      <text:p text:style-name="P23"><text:s text:c="16"/>activeEdge = pos;</text:p>
      <text:p text:style-name="P23"><text:s text:c="12"/>}</text:p>
      <text:p text:style-name="P23"/>
      <text:p text:style-name="P23"><text:s text:c="12"/>char currentChar = (*text)[pos];</text:p>
      <text:p text:style-name="P23"><text:s text:c="12"/>char activeChar = (*text)[activeEdge];</text:p>
      <text:p text:style-name="P23"/>
      <text:p text:style-name="P23"><text:s text:c="12"/>// Check if the current character exists in the active node's children</text:p>
      <text:p text:style-name="P23"><text:s text:c="12"/>if (activeNode-&gt;getChildren().find(activeChar) == activeNode-&gt;getChildren().end()) {</text:p>
      <text:p text:style-name="P23"><text:s text:c="16"/>// No such edge exists, create a new leaf node</text:p>
      <text:p text:style-name="P23"><text:s text:c="16"/>activeNode-&gt;getChildren()[activeChar] = std::make_shared&lt;SuffixNode&gt;(pos, leafEnd);</text:p>
      <text:p text:style-name="P23"/>
      <text:p text:style-name="P23"><text:soft-page-break/><text:s text:c="16"/>// Link the last created internal node to this one if necessary</text:p>
      <text:p text:style-name="P23"><text:s text:c="16"/>if (lastNewNode != nullptr) {</text:p>
      <text:p text:style-name="P23"><text:s text:c="20"/>lastNewNode-&gt;setSuffixLink(activeNode);</text:p>
      <text:p text:style-name="P23"><text:s text:c="20"/>lastNewNode = activeNode-&gt;getChildren()[activeChar];</text:p>
      <text:p text:style-name="P23"><text:s text:c="16"/>}</text:p>
      <text:p text:style-name="P23"><text:s text:c="12"/>} else {</text:p>
      <text:p text:style-name="P23"><text:s text:c="16"/>// There is an edge, find the next node</text:p>
      <text:p text:style-name="P23"><text:s text:c="16"/>SuffixNodePtr nextNode = activeNode-&gt;getChildren()[activeChar];</text:p>
      <text:p text:style-name="P23"/>
      <text:p text:style-name="P23"><text:s text:c="16"/>// Check if we are in the middle of an edge</text:p>
      <text:p text:style-name="P23"><text:s text:c="16"/>u64 edgeLength = nextNode-&gt;getEnd() - nextNode-&gt;getStart() + 1;</text:p>
      <text:p text:style-name="P23"><text:s text:c="16"/>if (activeLength &gt;= edgeLength) {</text:p>
      <text:p text:style-name="P23"><text:s text:c="20"/>// Move to the next node</text:p>
      <text:p text:style-name="P23"><text:s text:c="20"/>activeEdge += edgeLength;</text:p>
      <text:p text:style-name="P23"><text:s text:c="20"/>activeLength -= edgeLength;</text:p>
      <text:p text:style-name="P23"><text:s text:c="20"/>activeNode = nextNode;</text:p>
      <text:p text:style-name="P23"><text:s text:c="20"/>continue;</text:p>
      <text:p text:style-name="P23"><text:s text:c="16"/>}</text:p>
      <text:p text:style-name="P23"/>
      <text:p text:style-name="P23"><text:s text:c="16"/>// The character is already in the edge, rule 3 (extension ends)</text:p>
      <text:p text:style-name="P23"><text:s text:c="16"/>if ((*text)[nextNode-&gt;getStart() + activeLength] == currentChar) {</text:p>
      <text:p text:style-name="P23"><text:s text:c="20"/>// We increment the active length and break</text:p>
      <text:p text:style-name="P23"><text:s text:c="20"/>activeLength++;</text:p>
      <text:p text:style-name="P23"><text:s text:c="20"/>if (lastNewNode != nullptr) {</text:p>
      <text:p text:style-name="P23"><text:s text:c="24"/>lastNewNode-&gt;setSuffixLink(activeNode);</text:p>
      <text:p text:style-name="P23"><text:s text:c="24"/>lastNewNode = nullptr;</text:p>
      <text:p text:style-name="P23"><text:s text:c="20"/>}</text:p>
      <text:p text:style-name="P23"><text:s text:c="20"/>break;</text:p>
      <text:p text:style-name="P23"><text:s text:c="16"/>}</text:p>
      <text:p text:style-name="P23"/>
      <text:p text:style-name="P23"><text:s text:c="16"/>// Split the edge, create a new internal node</text:p>
      <text:p text:style-name="P23"><text:s text:c="16"/>splitEnd = std::make_shared&lt;u64&gt;(nextNode-&gt;getStart() + activeLength - 1);</text:p>
      <text:p text:style-name="P23"><text:s text:c="16"/>SuffixNodePtr splitNode = std::make_shared&lt;SuffixNode&gt;(nextNode-&gt;getStart(), splitEnd);</text:p>
      <text:p text:style-name="P23"><text:s text:c="16"/>activeNode-&gt;getChildren()[activeChar] = splitNode;</text:p>
      <text:p text:style-name="P23"/>
      <text:p text:style-name="P23"><text:s text:c="16"/>// Create a new leaf node</text:p>
      <text:p text:style-name="P23"><text:s text:c="16"/>splitNode-&gt;getChildren()[currentChar] = std::make_shared&lt;SuffixNode&gt;(pos, leafEnd);</text:p>
      <text:p text:style-name="P23"/>
      <text:p text:style-name="P23"><text:s text:c="16"/>// Adjust the next node's start position</text:p>
      <text:p text:style-name="P23"><text:s text:c="16"/>nextNode-&gt;start += activeLength;</text:p>
      <text:p text:style-name="P23"><text:s text:c="16"/>splitNode-&gt;getChildren()[(*text)[nextNode-&gt;start]] = nextNode;</text:p>
      <text:p text:style-name="P23"/>
      <text:p text:style-name="P23"><text:s text:c="16"/>// Link last internal node to the new split node</text:p>
      <text:p text:style-name="P23"><text:s text:c="16"/>if (lastNewNode != nullptr) {</text:p>
      <text:p text:style-name="P23"><text:soft-page-break/><text:s text:c="20"/>lastNewNode-&gt;setSuffixLink(splitNode);</text:p>
      <text:p text:style-name="P23"><text:s text:c="16"/>}</text:p>
      <text:p text:style-name="P23"><text:s text:c="16"/>lastNewNode = splitNode;</text:p>
      <text:p text:style-name="P23"><text:s text:c="12"/>}</text:p>
      <text:p text:style-name="P23"/>
      <text:p text:style-name="P23"><text:s text:c="12"/>// Decrement the remaining suffix count</text:p>
      <text:p text:style-name="P23"><text:s text:c="12"/>remainingSuffixCount--;</text:p>
      <text:p text:style-name="P23"/>
      <text:p text:style-name="P23"><text:s text:c="12"/>// Update the active point</text:p>
      <text:p text:style-name="P23"><text:s text:c="12"/>if (activeNode == root &amp;&amp; activeLength &gt; 0) {</text:p>
      <text:p text:style-name="P23"><text:s text:c="16"/>activeLength--;</text:p>
      <text:p text:style-name="P23"><text:s text:c="16"/>activeEdge = pos - remainingSuffixCount + 1;</text:p>
      <text:p text:style-name="P23"><text:s text:c="12"/>} else if (activeNode != root) {</text:p>
      <text:p text:style-name="P23"><text:s text:c="16"/>activeNode = activeNode-&gt;getSuffixLink() ? activeNode-&gt;getSuffixLink() : root;</text:p>
      <text:p text:style-name="P23"><text:s text:c="12"/>}</text:p>
      <text:p text:style-name="P23"><text:s text:c="8"/>}</text:p>
      <text:p text:style-name="P23"><text:s text:c="4"/>}</text:p>
      <text:p text:style-name="P23"/>
      <text:p text:style-name="P23"><text:s text:c="4"/>// Depth-First Search to assign suffix indices to each leaf node</text:p>
      <text:p text:style-name="P23"><text:s text:c="4"/>void SuffixTree::setSuffixIndexByDFS(SuffixNode::SuffixNodePtr node, u64 labelHeight) {</text:p>
      <text:p text:style-name="P23"><text:s text:c="8"/>if (!node) return;</text:p>
      <text:p text:style-name="P23"/>
      <text:p text:style-name="P23"><text:s text:c="8"/>// If it's a leaf, assign the suffix index</text:p>
      <text:p text:style-name="P23"><text:s text:c="8"/>if (node-&gt;getChildren().empty()) {</text:p>
      <text:p text:style-name="P23"><text:s text:c="12"/>u64 suffixIndex = size - labelHeight;</text:p>
      <text:p text:style-name="P23"><text:s text:c="12"/>node-&gt;setSuffixIndex(suffixIndex); // Correctly setting the suffix index</text:p>
      <text:p text:style-name="P23"><text:s text:c="12"/>return;</text:p>
      <text:p text:style-name="P23"><text:s text:c="8"/>}</text:p>
      <text:p text:style-name="P23"/>
      <text:p text:style-name="P23"><text:s text:c="8"/>// Traverse all children</text:p>
      <text:p text:style-name="P23"><text:s text:c="8"/>for (auto&amp; [key, child] : node-&gt;getChildren()) {</text:p>
      <text:p text:style-name="P23"><text:s text:c="12"/>setSuffixIndexByDFS(child, labelHeight + (child-&gt;getEnd() - child-&gt;getStart() + 1));</text:p>
      <text:p text:style-name="P23"><text:s text:c="8"/>}</text:p>
      <text:p text:style-name="P23"><text:s text:c="4"/>}</text:p>
      <text:p text:style-name="P23"/>
      <text:p text:style-name="P23"><text:s text:c="4"/>// Searches for a pattern in the suffix tree</text:p>
      <text:p text:style-name="P23"><text:s text:c="4"/>std::set&lt;u64&gt; SuffixTree::searchPattern(const std::string&amp; pattern) {</text:p>
      <text:p text:style-name="P23"><text:s text:c="8"/>if (pattern == "") {</text:p>
      <text:p text:style-name="P23"><text:s text:c="12"/>return {};</text:p>
      <text:p text:style-name="P23"><text:s text:c="8"/>}</text:p>
      <text:p text:style-name="P23"><text:s text:c="8"/>SuffixNodePtr currentNode = root; // Start from the root node</text:p>
      <text:p text:style-name="P23"><text:s text:c="8"/>u64 patternIndex = 0; <text:s text:c="12"/>// Track the current index of the pattern</text:p>
      <text:p text:style-name="P23"/>
      <text:p text:style-name="P23"><text:soft-page-break/><text:s text:c="8"/>// Traverse while there are characters left in the pattern</text:p>
      <text:p text:style-name="P23"><text:s text:c="8"/>while (patternIndex &lt; pattern.size()) { </text:p>
      <text:p text:style-name="P23"><text:s text:c="12"/>char currentChar = pattern[patternIndex];</text:p>
      <text:p text:style-name="P23"/>
      <text:p text:style-name="P23"><text:s text:c="12"/>// Check if the current character exists in the current node's children</text:p>
      <text:p text:style-name="P23"><text:s text:c="12"/>if (currentNode-&gt;getChildren().find(currentChar) == currentNode-&gt;getChildren().end()) {</text:p>
      <text:p text:style-name="P23"><text:s text:c="16"/>// The current character is not found among the children, pattern does not exist</text:p>
      <text:p text:style-name="P23"><text:s text:c="16"/>return {};</text:p>
      <text:p text:style-name="P23"><text:s text:c="12"/>}</text:p>
      <text:p text:style-name="P23"/>
      <text:p text:style-name="P23"><text:s text:c="12"/>// Move to the next node</text:p>
      <text:p text:style-name="P23"><text:s text:c="12"/>SuffixNodePtr nextNode = currentNode-&gt;getChildren()[currentChar];</text:p>
      <text:p text:style-name="P23"><text:s text:c="12"/>u64 edgeStart = nextNode-&gt;getStart();</text:p>
      <text:p text:style-name="P23"><text:s text:c="12"/>u64 edgeEnd = nextNode-&gt;getEnd();</text:p>
      <text:p text:style-name="P23"/>
      <text:p text:style-name="P23"><text:s text:c="12"/>// Compare the pattern characters with the edge characters</text:p>
      <text:p text:style-name="P23"><text:s text:c="12"/>for (u64 i = 0; i &lt;= (edgeEnd - edgeStart) &amp;&amp; patternIndex &lt; pattern.size(); ++i) {</text:p>
      <text:p text:style-name="P23"><text:s text:c="16"/>// If characters don't match, pattern is not found</text:p>
      <text:p text:style-name="P23"><text:s text:c="16"/>if ((*text)[edgeStart + i] != pattern[patternIndex]) {</text:p>
      <text:p text:style-name="P23"><text:s text:c="20"/>return {};</text:p>
      <text:p text:style-name="P23"><text:s text:c="16"/>}</text:p>
      <text:p text:style-name="P23"><text:s text:c="16"/>patternIndex++; // Move to the next character in the pattern</text:p>
      <text:p text:style-name="P23"><text:s text:c="12"/>}</text:p>
      <text:p text:style-name="P23"/>
      <text:p text:style-name="P23"><text:s text:c="12"/>// Move to the next node in the tree</text:p>
      <text:p text:style-name="P23"><text:s text:c="12"/>currentNode = nextNode;</text:p>
      <text:p text:style-name="P23"><text:s text:c="8"/>}</text:p>
      <text:p text:style-name="P23"/>
      <text:p text:style-name="P23"><text:s text:c="8"/>// If the entire pattern has been successfully traversed, it exists in the text</text:p>
      <text:p text:style-name="P23"><text:s text:c="8"/>std::set&lt;u64&gt; indexes;</text:p>
      <text:p text:style-name="P23"><text:s text:c="8"/>std::queue&lt;SuffixNodePtr&gt; order;</text:p>
      <text:p text:style-name="P23"><text:s text:c="8"/>order.push(currentNode);</text:p>
      <text:p text:style-name="P23"><text:s text:c="8"/>while (!order.empty()) {</text:p>
      <text:p text:style-name="P23"><text:s text:c="12"/>auto&amp; node = order.front();</text:p>
      <text:p text:style-name="P23"><text:s text:c="12"/>order.pop();</text:p>
      <text:p text:style-name="P23"><text:s text:c="12"/>if (node-&gt;getChildren().empty()) {</text:p>
      <text:p text:style-name="P23"><text:s text:c="16"/>indexes.insert(node-&gt;suffixIndex);</text:p>
      <text:p text:style-name="P23"><text:s text:c="12"/>}</text:p>
      <text:p text:style-name="P23"><text:s text:c="12"/>for (auto&amp; [ch, child] : node-&gt;getChildren()) {</text:p>
      <text:p text:style-name="P23"><text:s text:c="16"/>order.push(child);</text:p>
      <text:p text:style-name="P23"><text:s text:c="12"/>}</text:p>
      <text:p text:style-name="P23"><text:s text:c="8"/>}</text:p>
      <text:p text:style-name="P23"><text:s text:c="8"/>return indexes;</text:p>
      <text:p text:style-name="P23"><text:soft-page-break/><text:s text:c="4"/>}</text:p>
      <text:p text:style-name="P23"/>
      <text:p text:style-name="P23">}</text:p>
      <text:p text:style-name="P23"/>
      <text:p text:style-name="P23"/>
      <text:p text:style-name="P23">#include &lt;iostream&gt;</text:p>
      <text:p text:style-name="P23">#include &lt;set&gt;</text:p>
      <text:p text:style-name="P23"/>
      <text:p text:style-name="P23">using namespace lab;</text:p>
      <text:p text:style-name="P23"/>
      <text:p text:style-name="P23">int main() {</text:p>
      <text:p text:style-name="P23"><text:s text:c="4"/>std::string text;</text:p>
      <text:p text:style-name="P23"><text:s text:c="4"/>std::getline(std::cin, text);</text:p>
      <text:p text:style-name="P23"/>
      <text:p text:style-name="P23"><text:s text:c="4"/>SuffixTree tree(text + "$");</text:p>
      <text:p text:style-name="P23"/>
      <text:p text:style-name="P23"><text:s text:c="4"/>std::string pattern;</text:p>
      <text:p text:style-name="P23"><text:s text:c="4"/>u64 count = 1;</text:p>
      <text:p text:style-name="P23"><text:s text:c="4"/>while (std::getline(std::cin, pattern)) {</text:p>
      <text:p text:style-name="P23"><text:s text:c="8"/>auto indexes = tree.searchPattern(pattern);</text:p>
      <text:p text:style-name="P23"><text:s text:c="8"/>if (!indexes.empty()) {</text:p>
      <text:p text:style-name="P23"><text:s text:c="12"/>std::cout &lt;&lt; count &lt;&lt; ": ";</text:p>
      <text:p text:style-name="P23"><text:s text:c="12"/>auto i = indexes.begin();</text:p>
      <text:p text:style-name="P23"><text:s text:c="12"/>std::cout &lt;&lt; *(i++) + 1;</text:p>
      <text:p text:style-name="P23"><text:s text:c="12"/>while (i != indexes.end()) {</text:p>
      <text:p text:style-name="P23"><text:s text:c="16"/>std::cout <text:s/>&lt;&lt; ", " &lt;&lt; *(i++) + 1;</text:p>
      <text:p text:style-name="P23"><text:s text:c="12"/>}</text:p>
      <text:p text:style-name="P23"><text:s text:c="12"/>std::cout &lt;&lt; "\n";</text:p>
      <text:p text:style-name="P23"><text:s text:c="8"/>}</text:p>
      <text:p text:style-name="P23"><text:s text:c="8"/>++count;</text:p>
      <text:p text:style-name="P23"><text:s text:c="4"/>}</text:p>
      <text:p text:style-name="P23"/>
      <text:p text:style-name="P23"><text:s text:c="4"/>return 0;</text:p>
      <text:p text:style-name="P23">}</text:p>
      <text:list xml:id="list182131519413958" text:continue-numbering="true" text:style-name="Outline">
        <text:list-item>
          <text:h text:style-name="P21" text:outline-level="1"><text:bookmark-start text:name="__RefHeading___Toc2347_3836344279"/>Тесты<text:bookmark-end text:name="__RefHeading___Toc2347_3836344279"/></text:h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Input</text:p>
          </table:table-cell>
          <table:table-cell table:style-name="Таблица1.B1" office:value-type="string">
            <text:p text:style-name="P16">Output</text:p>
          </table:table-cell>
        </table:table-row>
        <table:table-row>
          <table:table-cell table:style-name="Таблица1.A2" office:value-type="string">
            <text:p text:style-name="P11">abcdabc</text:p>
            <text:p text:style-name="P11">abcd</text:p>
            <text:p text:style-name="P11">bcd</text:p>
            <text:p text:style-name="P11">bc</text:p>
          </table:table-cell>
          <table:table-cell table:style-name="Таблица1.B2" office:value-type="string">
            <text:p text:style-name="P26">1: 1</text:p>
            <text:p text:style-name="P26">2: 2</text:p>
            <text:p text:style-name="P26">3: 2, 6</text:p>
          </table:table-cell>
        </table:table-row>
      </table:table>
      <text:list xml:id="list182132745548938" text:continue-numbering="true" text:style-name="Outline">
        <text:list-header>
          <text:h text:style-name="P19" text:outline-level="1" text:is-list-header="true"><text:soft-page-break/></text:h>
        </text:list-header>
      </text:list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7">Input</text:p>
          </table:table-cell>
          <table:table-cell table:style-name="Таблица2.B1" office:value-type="string">
            <text:p text:style-name="P17">Output</text:p>
          </table:table-cell>
        </table:table-row>
        <table:table-row>
          <table:table-cell table:style-name="Таблица2.A2" office:value-type="string">
            <text:p text:style-name="P25"><text:span text:style-name="T21">a</text:span>aa</text:p>
            <text:p text:style-name="P27">a</text:p>
          </table:table-cell>
          <table:table-cell table:style-name="Таблица2.B2" office:value-type="string">
            <text:p text:style-name="P27">1: 1, 2, 3</text:p>
          </table:table-cell>
        </table:table-row>
      </table:table>
      <text:list xml:id="list182132001390687" text:continue-numbering="true" text:style-name="Outline">
        <text:list-item>
          <text:h text:style-name="P19" text:outline-level="1"><text:bookmark-start text:name="__RefHeading__750_2004454639"/><text:bookmark text:name="Bookmark6"/>Вывод<text:bookmark-end text:name="__RefHeading__750_2004454639"/></text:h>
        </text:list-item>
      </text:list>
      <text:p text:style-name="P15">В ходе лабораторной работы я <text:span text:style-name="T21">реализовал алгоритм Укконена, а также научился искать паттерн в тексте при помощи суффиксного дерев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Droid Sans Mono1" svg:font-family="'Droid Sans Mono', monospace, monospace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1"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0c762a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  <style:footer-left>
        <text:p text:style-name="MP1"><text:page-number text:select-page="current">1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<text:span text:style-name="MT1">4</text:span>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18</meta:editing-cycles>
    <meta:creation-date>2022-10-30T13:40:00</meta:creation-date>
    <dc:date>2024-11-11T18:21:31.158887767</dc:date>
    <dc:language>ru-RU</dc:language>
    <meta:editing-duration>PT37M24S</meta:editing-duration>
    <meta:generator>LibreOffice/7.3.7.2$Linux_X86_64 LibreOffice_project/30$Build-2</meta:generator>
    <meta:document-statistic meta:table-count="2" meta:image-count="0" meta:object-count="0" meta:page-count="12" meta:paragraph-count="372" meta:word-count="1462" meta:character-count="13725" meta:non-whitespace-character-count="9725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